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e7d2" officeooo:paragraph-rsid="0014e7d2"/>
    </style:style>
    <style:style style:name="P2" style:family="paragraph" style:parent-style-name="Standard">
      <style:paragraph-properties fo:text-align="justify" style:justify-single-word="false"/>
      <style:text-properties officeooo:rsid="0019698b" officeooo:paragraph-rsid="0019698b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4e7d2" officeooo:paragraph-rsid="0014e7d2" style:font-weight-asian="normal" style:font-weight-complex="normal"/>
    </style:style>
    <style:style style:name="P4" style:family="paragraph" style:parent-style-name="Standard">
      <style:paragraph-properties fo:text-align="justify" style:justify-single-word="false" fo:break-before="page"/>
      <style:text-properties officeooo:rsid="001ce99a" officeooo:paragraph-rsid="001ce99a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14e7d2" officeooo:paragraph-rsid="0014e7d2"/>
    </style:style>
    <style:style style:name="P6" style:family="paragraph" style:parent-style-name="Standard">
      <style:paragraph-properties fo:text-align="center" style:justify-single-word="false"/>
      <style:text-properties officeooo:rsid="0014e7d2" officeooo:paragraph-rsid="0014e7d2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89264" officeooo:paragraph-rsid="00189264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1696e1" officeooo:paragraph-rsid="001696e1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185ebb" officeooo:paragraph-rsid="00185ebb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1ec85c" officeooo:paragraph-rsid="001ec85c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1b9236" officeooo:paragraph-rsid="001b9236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1ce99a" officeooo:paragraph-rsid="001ce99a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19698b" officeooo:paragraph-rsid="0019698b"/>
    </style:style>
    <style:style style:name="P14" style:family="paragraph" style:parent-style-name="Standard">
      <style:paragraph-properties fo:text-align="justify" style:justify-single-word="false"/>
      <style:text-properties officeooo:rsid="001f7e0f" officeooo:paragraph-rsid="001f7e0f"/>
    </style:style>
    <style:style style:name="P15" style:family="paragraph" style:parent-style-name="Standard">
      <style:paragraph-properties fo:text-align="center" style:justify-single-word="false"/>
      <style:text-properties officeooo:rsid="001f7e0f" officeooo:paragraph-rsid="002176a2"/>
    </style:style>
    <style:style style:name="P16" style:family="paragraph" style:parent-style-name="Standard">
      <style:paragraph-properties fo:text-align="center" style:justify-single-word="false" fo:break-before="page"/>
      <style:text-properties officeooo:rsid="0014e7d2" officeooo:paragraph-rsid="0014e7d2"/>
    </style:style>
    <style:style style:name="T1" style:family="text">
      <style:text-properties officeooo:rsid="00185ebb"/>
    </style:style>
    <style:style style:name="T2" style:family="text">
      <style:text-properties officeooo:rsid="00189264"/>
    </style:style>
    <style:style style:name="T3" style:family="text">
      <style:text-properties officeooo:rsid="001d79b1"/>
    </style:style>
    <style:style style:name="T4" style:family="text">
      <style:text-properties officeooo:rsid="002176a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Implementacja narzędzia do interaktywne<text:span text:style-name="T4">go</text:span> <text:span text:style-name="T4">dopasowania </text:span>lokalnie optymalnych struktur kwasów nukleinowych za pomocą urządzenia haptycznego Phantom Omni.</text:p>
      <text:p text:style-name="P16"/>
      <text:p text:style-name="P3">SPIS TREŚCI</text:p>
      <text:p text:style-name="P1"/>
      <text:list xml:id="list1292186304102333758" text:style-name="L1">
        <text:list-item>
          <text:p text:style-name="P5">Wstęp</text:p>
        </text:list-item>
        <text:list-item>
          <text:p text:style-name="P7">Cel i zakres pracy</text:p>
        </text:list-item>
        <text:list-item>
          <text:p text:style-name="P8">Urządzenie haptyczne Phantom Omni</text:p>
          <text:list>
            <text:list-item>
              <text:p text:style-name="P8">Opis urządzenia</text:p>
            </text:list-item>
            <text:list-item>
              <text:p text:style-name="P8">Wymagania sprzętowe</text:p>
            </text:list-item>
            <text:list-item>
              <text:p text:style-name="P8">Struktura oprogramowania OpenHaptics</text:p>
            </text:list-item>
            <text:list-item>
              <text:p text:style-name="P8">Przykłady wykorzystania</text:p>
            </text:list-item>
          </text:list>
        </text:list-item>
        <text:list-item>
          <text:p text:style-name="P8">Pakiet VRPN</text:p>
          <text:list>
            <text:list-item>
              <text:p text:style-name="P8">Opis pakietu</text:p>
            </text:list-item>
            <text:list-item>
              <text:p text:style-name="P7">Dostosowanie VRPN do wymagań niniejszej pracy</text:p>
            </text:list-item>
            <text:list-item>
              <text:p text:style-name="P8">Kompilacja i uruchomienie </text:p>
            </text:list-item>
            <text:list-item>
              <text:p text:style-name="P8">Przykłady zastosowania</text:p>
            </text:list-item>
          </text:list>
        </text:list-item>
        <text:list-item>
          <text:p text:style-name="P8">Oprogramowanie PyMOL</text:p>
          <text:list>
            <text:list-item>
              <text:p text:style-name="P8">Opis oprogramowania</text:p>
            </text:list-item>
            <text:list-item>
              <text:p text:style-name="P8">Sposób tworzenia wtyczek</text:p>
            </text:list-item>
          </text:list>
        </text:list-item>
        <text:list-item>
          <text:p text:style-name="P8">Elementarne <text:span text:style-name="T2">operacje</text:span> <text:span text:style-name="T2">matematyczne</text:span> <text:span text:style-name="T1">i ich implementacja</text:span></text:p>
          <text:list>
            <text:list-item>
              <text:p text:style-name="P8">Translacje</text:p>
            </text:list-item>
            <text:list-item>
              <text:p text:style-name="P8">Rotacje</text:p>
            </text:list-item>
            <text:list-item>
              <text:p text:style-name="P8">Skalowanie</text:p>
            </text:list-item>
            <text:list-item>
              <text:p text:style-name="P9">Środek ciężkości</text:p>
            </text:list-item>
            <text:list-item>
              <text:p text:style-name="P10">Pole siłowe</text:p>
            </text:list-item>
            <text:list-item>
              <text:p text:style-name="P8">Implementacja</text:p>
            </text:list-item>
          </text:list>
        </text:list-item>
        <text:list-item>
          <text:p text:style-name="P7">Opis oprogramowania </text:p>
          <text:list>
            <text:list-item>
              <text:p text:style-name="P11">Format danych wejściowych</text:p>
            </text:list-item>
            <text:list-item>
              <text:p text:style-name="P11"><text:span text:style-name="T3">I</text:span>nterfejs użytkownika</text:p>
            </text:list-item>
            <text:list-item>
              <text:p text:style-name="P12">Opis działania programu</text:p>
            </text:list-item>
          </text:list>
        </text:list-item>
        <text:list-item>
          <text:p text:style-name="P7">Opis uruchamiania infrastruktury</text:p>
        </text:list-item>
        <text:list-item>
          <text:p text:style-name="P13">Bibliografia</text:p>
        </text:list-item>
        <text:list-item>
          <text:p text:style-name="P13">Kod źródłowy</text:p>
        </text:list-item>
      </text:list>
      <text:p text:style-name="P2"/>
      <text:p text:style-name="P2"/>
      <text:p text:style-name="P4"/>
      <text:p text:style-name="P14">Wstęp</text:p>
      <text:p text:style-name="P14">Wirtualna rzeczywistość w dzisiejszym świecie zyskuje coraz to większą popularność zarówno w wielu dziedzinach życia. Od zastosowań czysto rozrywkowych p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2:12:46.186340685</meta:creation-date>
    <meta:generator>LibreOffice/5.1.4.2$Linux_X86_64 LibreOffice_project/10m0$Build-2</meta:generator>
    <dc:date>2017-02-22T22:30:45.045362419</dc:date>
    <meta:editing-duration>PT2H24M45S</meta:editing-duration>
    <meta:editing-cycles>12</meta:editing-cycles>
    <meta:document-statistic meta:table-count="0" meta:image-count="0" meta:object-count="0" meta:page-count="3" meta:paragraph-count="33" meta:word-count="138" meta:character-count="973" meta:non-whitespace-character-count="894"/>
  </office:meta>
</office:document-meta>
</file>